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de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Text_20_body" style:list-style-name="List_20_3"/>
    <style:style style:name="P7" style:family="paragraph" style:parent-style-name="Text_20_body" style:list-style-name="List_20_3">
      <style:text-properties fo:font-weight="bold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4"><text:a xlink:type="simple" xlink:href="#1.Aufgaben: C Datenstrukturen|outline" text:style-name="Internet_20_link" text:visited-style-name="Internet_20_link">1. </text:a>Aufgaben: C Datenstrukturen<text:tab/>1</text:p>
          <text:p text:style-name="P3"><text:a xlink:type="simple" xlink:href="#1.1.Ziele|outline" text:style-name="Internet_20_link" text:visited-style-name="Internet_20_link">1.1. </text:a>Ziele<text:tab/>1</text:p>
          <text:p text:style-name="P3"><text:a xlink:type="simple" xlink:href="#1.2.Listen|outline" text:style-name="Internet_20_link" text:visited-style-name="Internet_20_link">1.2. </text:a>Listen<text:tab/>1</text:p>
          <text:p text:style-name="P5"><text:a xlink:type="simple" xlink:href="#1.2.1.T_MINISH (v)|outline" text:style-name="Internet_20_link" text:visited-style-name="Internet_20_link">1.2.1. </text:a>T_MINISH (v)<text:tab/>1</text:p>
          <text:p text:style-name="P5"><text:a xlink:type="simple" xlink:href="#1.2.2.T_MINISH und SORT (m)|outline" text:style-name="Internet_20_link" text:visited-style-name="Internet_20_link">1.2.2. </text:a>T_MINISH und SORT (m)<text:tab/>1</text:p>
          <text:p text:style-name="P5"><text:a xlink:type="simple" xlink:href="#1.2.3.Taschenrechner: STACK (u)|outline" text:style-name="Internet_20_link" text:visited-style-name="Internet_20_link">1.2.3. </text:a>Taschenrechner: STACK (u)<text:tab/>2</text:p>
          <text:p text:style-name="P5"><text:a xlink:type="simple" xlink:href="#1.2.4.QUEUE (u)|outline" text:style-name="Internet_20_link" text:visited-style-name="Internet_20_link">1.2.4. </text:a>QUEUE (u)<text:tab/>2</text:p>
          <text:p text:style-name="P5"><text:a xlink:type="simple" xlink:href="#1.2.5.+CGI_LIST|outline" text:style-name="Internet_20_link" text:visited-style-name="Internet_20_link">1.2.5. </text:a>+CGI_LIST<text:tab/>2</text:p>
          <text:p text:style-name="P3"><text:a xlink:type="simple" xlink:href="#1.3.Bäume|outline" text:style-name="Internet_20_link" text:visited-style-name="Internet_20_link">1.3. </text:a>Bäume<text:tab/>4</text:p>
          <text:p text:style-name="P5"><text:a xlink:type="simple" xlink:href="#1.3.1.ADB2 (v)|outline" text:style-name="Internet_20_link" text:visited-style-name="Internet_20_link">1.3.1. </text:a>ADB2 (v)<text:tab/>4</text:p>
          <text:p text:style-name="P5"><text:a xlink:type="simple" xlink:href="#1.3.2.CROSS-REFERENZ (u)|outline" text:style-name="Internet_20_link" text:visited-style-name="Internet_20_link">1.3.2. </text:a>CROSS-REFERENZ (u)<text:tab/>4</text:p>
          <text:p text:style-name="P3"><text:a xlink:type="simple" xlink:href="#1.4.Huffman|outline" text:style-name="Internet_20_link" text:visited-style-name="Internet_20_link">1.4. </text:a>Huffman<text:tab/>4</text:p>
        </text:index-body>
      </text:table-of-content>
      <text:p text:style-name="Text_20_body"/>
      <text:h text:style-name="Heading_20_1" text:outline-level="1" text:restart-numbering="true" text:start-value="-1">Aufgaben: C Datenstrukturen</text:h>
      <text:h text:style-name="Heading_20_2" text:outline-level="2">Ziele</text:h>
      <text:list xml:id="list1922547084380041720" text:style-name="List_20_3">
        <text:list-item>
          <text:p text:style-name="P6">Listen, Bäume</text:p>
          <text:p text:style-name="P6"/>
        </text:list-item>
      </text:list>
      <text:h text:style-name="Heading_20_2" text:outline-level="2">Listen</text:h>
      <text:h text:style-name="Heading_20_3" text:outline-level="3">T_MINISH (v)</text:h>
      <text:p text:style-name="Text_20_body">Bringen Sie das Programm t_minish zum Laufen.</text:p>
      <text:p text:style-name="Text_20_body">Vorlage: u_minish.tgz</text:p>
      <text:p text:style-name="Text_20_body">Hinweis: skriptum in .../c-datenstrukturen/01-lernen</text:p>
      <text:p text:style-name="Text_20_body"/>
      <text:h text:style-name="Heading_20_3" text:outline-level="3">T_MINISH und SORT (m)</text:h>
      <text:p text:style-name="Text_20_body">Erweitern Sie das MINISHELL-Programm mit folgendem Befehl</text:p>
      <text:p text:style-name="P2"><text:s text:c="3"/>!sort <text:s/>............. sorts the list (MAB)\n \</text:p>
      <text:p text:style-name="Standard">Beschreibung: </text:p>
      <text:p text:style-name="Standard"><text:s text:c="3"/>Wenn der User !sort eingibt, soll die Liste der Befehle sortiert werden. </text:p>
      <text:p text:style-name="Standard"><text:s text:c="3"/>Der User kann dies dann durch Eingabe des Befehles hi kontrollieren.</text:p>
      <text:p text:style-name="Standard"/>
      <text:p text:style-name="Text_20_body">Hinweis:</text:p>
      <text:p text:style-name="Standard"><text:s text:c="3"/>Auszug der Header-Datei für den Listen-Modul:o_strlist.h</text:p>
      <text:p text:style-name="Standard"><text:s/></text:p>
      <text:p text:style-name="code">extern void <text:span text:style-name="T2">sortList</text:span>(SLIST_HEADER*);</text:p>
      <text:p text:style-name="Standard"/>
      <text:p text:style-name="Standard">Hinweis:</text:p>
      <text:p text:style-name="Standard"><text:s text:c="3"/>Beim Sortieren der Liste genügt es, wenn bei zwei zu vergleichenden Listenknoten die </text:p>
      <text:p text:style-name="Standard"><text:s text:c="3"/>Data-Komponenten (sind ja char*) ausgetauscht werden.</text:p>
      <text:p text:style-name="Standard"/>
      <text:p text:style-name="Standard">Hinweis:</text:p>
      <text:p text:style-name="Standard"><text:soft-page-break/><text:s text:c="3"/>Der Sortieralgorithmus wird lesbarer, wenn Sie für den Zugriff auf zB. 2 benachbarte <text:s/></text:p>
      <text:p text:style-name="Standard"><text:s text:c="3"/>Listenknoten eine lokale Hilfsfunktion schreiben.</text:p>
      <text:p text:style-name="Standard"/>
      <text:p text:style-name="code">static SLIST* <text:span text:style-name="T2">get_NodeSList</text:span>(SLIST_HEADER* aList, int number){</text:p>
      <text:p text:style-name="Standard"><text:s text:c="6"/></text:p>
      <text:p text:style-name="Text_20_body"/>
      <text:h text:style-name="Heading_20_3" text:outline-level="3">Taschenrechner: STACK (u)</text:h>
      <text:p text:style-name="Text_20_body">Peer-Coding: 2 Personen pro Gruppe </text:p>
      <text:p text:style-name="Text_20_body"/>
      <text:list xml:id="list83441758885356" text:continue-numbering="true" text:style-name="List_20_3">
        <text:list-item>
          <text:p text:style-name="P6">Gegeben ist u_taschenrechner.zip.<text:line-break/></text:p>
        </text:list-item>
      </text:list>
      <text:p text:style-name="Text_20_body">Erstellen Sie folgende Module:</text:p>
      <text:list xml:id="list83441303468753" text:continue-numbering="true" text:style-name="List_20_3">
        <text:list-item>
          <text:p text:style-name="P6"><text:span text:style-name="T2">MODUL: STACK<text:line-break/>doubleStack.h / doubleStack.c</text:span> <text:line-break/></text:p>
        </text:list-item>
        <text:list-item>
          <text:p text:style-name="P6"><text:span text:style-name="T2">MODUL: LISTE</text:span><text:line-break/><text:span text:style-name="T2">o_doubleList.h / o_doubleList.c</text:span><text:line-break/></text:p>
        </text:list-item>
        <text:list-item>
          <text:p text:style-name="P6">Der Modul Stack nutzt (d.h. erweitert) den Modul LISTE.<text:line-break/></text:p>
        </text:list-item>
        <text:list-item>
          <text:p text:style-name="P6"><text:s/><text:span text:style-name="T2">test_taschenrechner.c<text:line-break/></text:span><text:span text:style-name="T3">dient zum Testen der obigen Module</text:span> </text:p>
        </text:list-item>
      </text:list>
      <text:p text:style-name="Text_20_body"><text:tab/> <text:s/></text:p>
      <text:h text:style-name="Heading_20_3" text:outline-level="3">QUEUE (u)</text:h>
      <text:list xml:id="list83441543748110" text:continue-numbering="true" text:style-name="List_20_3">
        <text:list-item>
          <text:p text:style-name="P6"><text:span text:style-name="T2">MODUL: QUEUE</text:span><text:tab/> <text:s text:c="3"/><text:line-break/>Erstellen Sie <text:span text:style-name="T2">queue.h/queue.c</text:span> unter Verwendung der einfach geketteten Liste (s.o). Die Queue soll double-Werte speichern.<text:line-break/><text:line-break/>Funktionen: </text:p>
        </text:list-item>
      </text:list>
      <text:p text:style-name="Text_20_body"><text:tab/><text:tab/> <text:s/>createqueue(), enqueue(), dequeue(), deleteQueue()</text:p>
      <text:p text:style-name="Text_20_body"><text:tab/><text:tab/> <text:s/></text:p>
      <text:list xml:id="list83441731931668" text:continue-numbering="true" text:style-name="List_20_3">
        <text:list-item>
          <text:p text:style-name="P7">Testprogramm</text:p>
          <text:p text:style-name="P6">Erstellen Sie ein kleines Testprogramm zum Testen Ihrer Funktionen.</text:p>
        </text:list-item>
      </text:list>
      <text:p text:style-name="Text_20_body"/>
      <text:p text:style-name="Text_20_body"><text:tab/> <text:s text:c="3"/></text:p>
      <text:h text:style-name="Heading_20_3" text:outline-level="3">+CGI_LIST</text:h>
      <text:p text:style-name="Text_20_body">Erstellen sie einen Modul in C mit dem Namen</text:p>
      <text:p text:style-name="Text_20_body"><text:s text:c="3"/>CGIList (CGIList.h, CGIList.c) mit folgenden <text:s/>Funktionen:</text:p>
      <text:p text:style-name="Text_20_body"/>
      <text:p text:style-name="code"><text:s text:c="3"/>/**</text:p>
      <text:p text:style-name="code"><text:s text:c="3"/>* erzeugt eine einfach gekettet Liste</text:p>
      <text:p text:style-name="code"><text:s text:c="3"/>* @param [in] der QueryString entspr. dem CGI Standard</text:p>
      <text:p text:style-name="code"><text:s text:c="3"/>* @return NULL im Fehlerfall</text:p>
      <text:p text:style-name="code"><text:s text:c="3"/>* @return Zeiger auf den Listenheader, der in den</text:p>
      <text:p text:style-name="code"><text:soft-page-break/><text:s text:c="3"/>* <text:s text:c="8"/>anderen Funktionen verwendet werden muss,</text:p>
      <text:p text:style-name="code"><text:s text:c="3"/>* <text:s text:c="8"/>um die jeweilige Liste zu verwenden.</text:p>
      <text:p text:style-name="code"><text:s text:c="3"/>*/</text:p>
      <text:p text:style-name="P1"><text:s text:c="3"/>CGIList* createCGIList(const char* queryString);</text:p>
      <text:p text:style-name="code"><text:tab/> </text:p>
      <text:p text:style-name="code"><text:s text:c="3"/>/**</text:p>
      <text:p text:style-name="code"><text:s text:c="3"/>* liefert den Wert, der beim feld gepeichert ist.</text:p>
      <text:p text:style-name="code"><text:s text:c="3"/>* siehe CGI-Standard (QUERY_STRING)</text:p>
      <text:p text:style-name="code"><text:s text:c="3"/>* @param [in] der Feldname</text:p>
      <text:p text:style-name="code"><text:s text:c="3"/>* @return NULL im Fehlerfall</text:p>
      <text:p text:style-name="code"><text:s text:c="3"/>* @return Zeiger auf den Wertnamen.</text:p>
      <text:p text:style-name="code"><text:s text:c="3"/>*/</text:p>
      <text:p text:style-name="P1"><text:s text:c="3"/>char* getValue(CGIList* aList, const char* field);</text:p>
      <text:p text:style-name="P1"/>
      <text:p text:style-name="code"><text:s text:c="3"/>/**</text:p>
      <text:p text:style-name="code"><text:s text:c="3"/>* gibt den Inhalt der Liste auf FILE aus.</text:p>
      <text:p text:style-name="code"><text:s text:c="3"/>* @param [in] die Liste (ein Zeiger auf den Listenheader)</text:p>
      <text:p text:style-name="code"><text:s text:c="3"/>* @return void</text:p>
      <text:p text:style-name="code"><text:s text:c="3"/>*/</text:p>
      <text:p text:style-name="P1"><text:s text:c="3"/>void printCGIList(CGIList* aList, FILE*);</text:p>
      <text:p text:style-name="P1"/>
      <text:p text:style-name="code"><text:s text:c="3"/>/**</text:p>
      <text:p text:style-name="code"><text:s text:c="3"/>* löscht die Liste total (auch den Listenheader)</text:p>
      <text:p text:style-name="code"><text:s text:c="3"/>* @param [in] die Liste (ein Zeiger auf den Listenheader)</text:p>
      <text:p text:style-name="code"><text:s text:c="3"/>* @return void</text:p>
      <text:p text:style-name="code"><text:s text:c="3"/>*/</text:p>
      <text:p text:style-name="P1"><text:s text:c="3"/>void removeCGIList(CGIList* aList);</text:p>
      <text:p text:style-name="code"><text:tab/> <text:tab/> </text:p>
      <text:p text:style-name="Text_20_body"><text:s text:c="2"/></text:p>
      <text:p text:style-name="Text_20_body">Hier ein kleines Testprogramm(Auszug):</text:p>
      <text:p text:style-name="code"><text:s text:c="3"/>#include "CGIList.h"</text:p>
      <text:p text:style-name="code"><text:s text:c="3"/>int main(){</text:p>
      <text:p text:style-name="code"><text:tab/> char* queryString="feld1=wert2&amp;feld2=wert2&amp;feld3=wert3";</text:p>
      <text:p text:style-name="code"><text:tab/> char* p;</text:p>
      <text:p text:style-name="code"><text:tab/> CGIList* cgiList;</text:p>
      <text:p text:style-name="code"><text:tab/> </text:p>
      <text:p text:style-name="code"><text:tab/> cgiList= createCGIList(queryString);</text:p>
      <text:p text:style-name="code"><text:tab/> if (NULL== cgiList){</text:p>
      <text:p text:style-name="code"><text:tab/><text:tab/> <text:s/>fprintf(stderr, ".........</text:p>
      <text:p text:style-name="code"><text:tab/><text:tab/> <text:s/>exit(1);</text:p>
      <text:p text:style-name="code"><text:tab/> }</text:p>
      <text:p text:style-name="code"><text:tab/> </text:p>
      <text:p text:style-name="code"><text:tab/> p= getValue("feld2");</text:p>
      <text:p text:style-name="code"><text:tab/> if (NULL== p){</text:p>
      <text:p text:style-name="code"><text:tab/><text:tab/> <text:s/>fprintf(stderr, ".........</text:p>
      <text:p text:style-name="code"><text:tab/><text:tab/> <text:s/>exit(1);</text:p>
      <text:p text:style-name="code"><text:tab/> }</text:p>
      <text:p text:style-name="code"><text:tab/> puts(p);</text:p>
      <text:p text:style-name="code"><text:tab/> </text:p>
      <text:p text:style-name="code"><text:tab/> // .........</text:p>
      <text:p text:style-name="code"><text:tab/> printCGIList(cgilist, stdout);</text:p>
      <text:p text:style-name="code"><text:tab/> </text:p>
      <text:p text:style-name="code"><text:tab/> //..........</text:p>
      <text:p text:style-name="code"><text:tab/> removeCGIList(cgilist);</text:p>
      <text:p text:style-name="code"><text:tab/> // .........</text:p>
      <text:p text:style-name="code"><text:soft-page-break/><text:s text:c="3"/>}</text:p>
      <text:p text:style-name="Text_20_body"/>
      <text:p text:style-name="Text_20_body">Hinweis:</text:p>
      <text:p text:style-name="Text_20_body"><text:s text:c="3"/>Ein Listenknoten (CGINODE) soll folg. Komponenten haben:</text:p>
      <text:p text:style-name="Text_20_body"><text:s text:c="6"/>char* feldname;</text:p>
      <text:p text:style-name="Text_20_body"><text:s text:c="6"/>char* wert;</text:p>
      <text:p text:style-name="Text_20_body"><text:s text:c="6"/>CGINODE* next;</text:p>
      <text:p text:style-name="Text_20_body">Hinweis:</text:p>
      <text:p text:style-name="Text_20_body">man strtok</text:p>
      <text:p text:style-name="Text_20_body"/>
      <text:h text:style-name="Heading_20_2" text:outline-level="2">Bäume</text:h>
      <text:h text:style-name="Heading_20_3" text:outline-level="3"><text:span text:style-name="Citation"><text:span text:style-name="T1">ADB2 (v)</text:span></text:span></text:h>
      <text:p text:style-name="Standard"><text:span text:style-name="Citation"><text:span text:style-name="T1">Gegeben ist:</text:span></text:span></text:p>
      <text:p text:style-name="Standard"><text:span text:style-name="Citation"><text:span text:style-name="T1"><text:s text:c="3"/>u_adb2.zip</text:span></text:span></text:p>
      <text:p text:style-name="Standard"><text:span text:style-name="Citation"><text:span text:style-name="T1"/></text:span></text:p>
      <text:p text:style-name="Standard"><text:span text:style-name="Citation"><text:span text:style-name="T1">Bringen Sie das darin befindliche Programm </text:span></text:span></text:p>
      <text:p text:style-name="Standard"><text:span text:style-name="Citation"><text:span text:style-name="T1"><text:s text:c="3"/>test_adb2.c </text:span></text:span></text:p>
      <text:p text:style-name="Standard"><text:span text:style-name="Citation"><text:span text:style-name="T1">zum Laufen.</text:span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h text:style-name="Heading_20_3" text:outline-level="3"><text:span text:style-name="Citation"><text:span text:style-name="T1">CROSS-REFERENZ (u)</text:span></text:span></text:h>
      <text:p text:style-name="Text_20_body"><text:span text:style-name="Citation"><text:span text:style-name="T1">Peer-Coding:</text:span></text:span></text:p>
      <text:p text:style-name="Text_20_body"><text:span text:style-name="Citation"><text:span text:style-name="T1">Lesen Sie einen Text wortweise ein und erstellen sie eine CROSS-REFERENZLISTE.</text:span></text:span></text:p>
      <text:p text:style-name="Text_20_body"><text:span text:style-name="Citation"><text:span text:style-name="T1">Zur Verwaltung der Daten soll ein binärer Suchbaum verwendet werden, dessen Knoten aus einem Wort und einer Liste der Zeilennummern besteht.</text:span></text:span></text:p>
      <text:p text:style-name="Standard"><text:span text:style-name="Citation"><text:span text:style-name="T1"/></text:span></text:p>
      <text:p text:style-name="Standard"><text:span text:style-name="Citation"><text:span text:style-name="T1">Ausgabe:</text:span></text:span></text:p>
      <text:p text:style-name="Standard"><text:span text:style-name="Citation"><text:span text:style-name="T1">(Aufbau: WORT: Liste der Zeilennummern)</text:span></text:span></text:p>
      <text:p text:style-name="Standard"><text:span text:style-name="Citation"><text:span text:style-name="T1">for: 23,45,65</text:span></text:span></text:p>
      <text:p text:style-name="Standard"><text:span text:style-name="Citation"><text:span text:style-name="T1">while: 1,6,7</text:span></text:span></text:p>
      <text:p text:style-name="Standard"><text:span text:style-name="Citation"><text:span text:style-name="T1">…</text:span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h text:style-name="Heading_20_2" text:outline-level="2"><text:span text:style-name="Citation"><text:span text:style-name="T1">Huffman</text:span></text:span></text:h>
      <text:p text:style-name="Text_20_body"><text:span text:style-name="Citation"><text:span text:style-name="T1">Lesen Sie die Datei huffman.odt und bearbeiten Sie die dort befindlichen Aufgabenstellungen.</text:span></text:span></text:p>
      <text:p text:style-name="Text_20_body"><text:span text:style-name="Citation"><text:span text:style-name="T1">Starten Sie auch das Programm: HuffmanShannonFano.jar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AB-C-DATENSTRUKTUREN-minish-adb2-stack-queue-huffman.odt</text:file-name><text:tab/>Arbeitsunterlage</text:p>
      </style:header>
      <style:footer>
        <text:p text:style-name="Footer">Informatik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_64 LibreOffice_project/410m0$Build-4</meta:generator>
    <meta:creation-date>2011-11-21T21:50:12</meta:creation-date>
    <meta:editing-cycles>7</meta:editing-cycles>
    <meta:editing-duration>PT44M55S</meta:editing-duration>
    <meta:initial-creator>Anton Hofmann</meta:initial-creator>
    <dc:date>2015-01-21T08:34:40.107863723</dc:date>
    <dc:creator>hofmann </dc:creator>
    <meta:document-statistic meta:table-count="0" meta:image-count="0" meta:object-count="0" meta:page-count="4" meta:paragraph-count="146" meta:word-count="563" meta:character-count="4288" meta:non-whitespace-character-count="3591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htl/ab/meineVorlagen/arbeitsunterlage.ott" meta:date="2011-11-21T21:50:12"/>
  </office:meta>
</office:document-meta>
</file>